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1" svg:font-family="'DejaVu Sans'" style:font-pitch="variable"/>
    <style:font-face style:name="Roboto Condensed" svg:font-family="'Roboto Condense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6.025cm" fo:min-width="9.839cm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color="#000000" draw:fill="none" draw:fill-color="#ffffff" fo:min-height="0.8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2.089cm" fo:min-width="2.901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5.221cm" fo:min-width="3.828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2.199cm" fo:min-width="2.887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098cm" fo:min-width="2.749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327cm" fo:min-width="2.725cm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8cm" fo:min-width="0.55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8cm" fo:min-width="0.55cm" fo:padding-top="0.139cm" fo:padding-bottom="0.139cm" fo:padding-left="0.264cm" fo:padding-right="0.264cm"/>
    </style:style>
    <style:style style:name="gr10" style:family="graphic" style:parent-style-name="objectwithoutfill">
      <style:graphic-properties svg:stroke-width="0.028cm" svg:stroke-color="#000000" draw:marker-start-width="0.242cm" draw:marker-end="Symmetric_20_Arrow" draw:marker-end-width="0.342cm" draw:fill="solid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draw:fill="none" fo:min-height="0.93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Roboto Condensed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style:font-name="Roboto Condensed"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none"/>
    </style:style>
    <style:style style:name="T1" style:family="text">
      <style:text-properties style:font-name="Roboto Condensed" fo:font-weight="bold" style:font-weight-asian="bold" style:font-weight-complex="bold"/>
    </style:style>
    <style:style style:name="T2" style:family="text">
      <style:text-properties fo:font-variant="normal" fo:text-transform="none" fo:color="#ff4000" style:text-outline="false" style:text-line-through-style="none" style:text-line-through-type="none" style:font-name="Roboto Condensed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a6099" style:text-outline="false" style:text-line-through-style="none" style:text-line-through-type="none" style:font-name="Roboto Condensed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a933" style:text-outline="false" style:text-line-through-style="none" style:text-line-through-type="none" style:font-name="Roboto Condensed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800080" style:font-name="Roboto Condensed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variant="normal" fo:text-transform="none" fo:color="#800080" style:text-outline="false" style:text-line-through-style="none" style:text-line-through-type="none" style:font-name="Roboto Condensed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a6099" style:text-outline="false" style:text-line-through-style="none" style:text-line-through-type="none" style:text-position="33% 58%" style:font-name="Roboto Condensed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4000" style:text-outline="false" style:text-line-through-style="none" style:text-line-through-type="none" style:text-position="33% 58%" style:font-name="Roboto Condensed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Roboto Condensed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ff4000" style:font-name="Roboto Condensed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2a6099" style:font-name="Roboto Condensed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a933" style:font-name="Roboto Condensed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049cm" svg:height="6.985cm" svg:x="0.197cm" svg:y="0.3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762cm" svg:height="1.09cm" svg:x="10.884cm" svg:y="6.515cm">
          <draw:text-box>
            <text:p><text:span text:style-name="T1">0</text:span></text:p>
          </draw:text-box>
        </draw:frame>
        <draw:custom-shape draw:style-name="gr3" draw:text-style-name="P1" draw:layer="layout" svg:width="3.683cm" svg:height="2.621cm" svg:x="0.989cm" svg:y="0.935cm">
          <text:p text:style-name="P3"><text:span text:style-name="T2">aa</text:span><text:span text:style-name="T3">bb</text:span><text:span text:style-name="T4">c</text:span><text:span text:style-name="T5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826cm" svg:height="5.969cm" svg:x="5.485cm" svg:y="0.889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683cm" svg:height="2.745cm" svg:x="0.989cm" svg:y="4.064cm">
          <text:p text:style-name="P3"><text:span text:style-name="T3">bb</text:span><text:span text:style-name="T4">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762cm" svg:height="1.09cm" svg:x="4.496cm" svg:y="2.767cm">
          <draw:text-box>
            <text:p><text:span text:style-name="T1">1</text:span></text:p>
          </draw:text-box>
        </draw:frame>
        <draw:frame draw:style-name="gr2" draw:text-style-name="P2" draw:layer="layout" svg:width="0.762cm" svg:height="1.09cm" svg:x="4.496cm" svg:y="5.767cm">
          <draw:text-box>
            <text:p><text:span text:style-name="T1">2</text:span></text:p>
          </draw:text-box>
        </draw:frame>
        <draw:frame draw:style-name="gr2" draw:text-style-name="P2" draw:layer="layout" svg:width="0.762cm" svg:height="1.09cm" svg:x="10.084cm" svg:y="5.915cm">
          <draw:text-box>
            <text:p><text:span text:style-name="T1">3</text:span></text:p>
          </draw:text-box>
        </draw:frame>
        <draw:custom-shape draw:style-name="gr6" draw:text-style-name="P1" draw:layer="layout" svg:width="3.425cm" svg:height="1.524cm" svg:x="5.789cm" svg:y="2.732cm">
          <text:p text:style-name="P3"><text:span text:style-name="T2">aaa</text:span><text:span text:style-name="T4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762cm" svg:height="1.09cm" svg:x="9.084cm" svg:y="3.415cm">
          <draw:text-box>
            <text:p><text:span text:style-name="T1">4</text:span></text:p>
          </draw:text-box>
        </draw:frame>
        <draw:custom-shape draw:style-name="gr7" draw:text-style-name="P1" draw:layer="layout" svg:width="3.425cm" svg:height="1.777cm" svg:x="5.782cm" svg:y="4.572cm">
          <text:p text:style-name="P3"><text:span text:style-name="T2">a</text:span><text:span text:style-name="T3">b</text:span><text:span text:style-name="T6">dd</text:span><text:span text:style-name="T5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762cm" svg:height="1.09cm" svg:x="9.077cm" svg:y="5.508cm">
          <draw:text-box>
            <text:p><text:span text:style-name="T1">5</text:span></text:p>
          </draw:text-box>
        </draw:frame>
        <draw:custom-shape draw:style-name="gr8" draw:text-style-name="P1" xml:id="id1" draw:id="id1" draw:layer="layout" svg:width="1.524cm" svg:height="1.524cm" svg:x="12.729cm" svg:y="0.521cm">
          <text:p text:style-name="P3"><text:span text:style-name="T2">a</text:span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" draw:id="id2" draw:layer="layout" svg:width="1.524cm" svg:height="1.524cm" svg:x="15.396cm" svg:y="1.918cm">
          <text:p text:style-name="P3"><text:span text:style-name="T2">a</text:span><text:span text:style-name="T3">b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6" draw:id="id6" draw:layer="layout" svg:width="1.524cm" svg:height="1.524cm" svg:x="17.555cm" svg:y="4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7" draw:id="id7" draw:layer="layout" svg:width="1.524cm" svg:height="1.524cm" svg:x="19.714cm" svg:y="2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" draw:id="id4" draw:layer="layout" svg:width="1.524cm" svg:height="1.524cm" svg:x="17.174cm" svg:y="6.49cm">
          <text:p text:style-name="P3"><text:span text:style-name="T2">a</text:span><text:span text:style-name="T8">3</text:span><text:span text:style-name="T3">b</text:span><text:span text:style-name="T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" draw:id="id5" draw:layer="layout" svg:width="1.524cm" svg:height="1.524cm" svg:x="20.476cm" svg:y="5.728cm">
          <text:p text:style-name="P3"><text:span text:style-name="T3">b</text:span><text:span text:style-name="T7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762cm" svg:height="1.09cm" svg:x="12.119cm" svg:y="0.742cm">
          <draw:text-box>
            <text:p><text:span text:style-name="T1">0</text:span></text:p>
          </draw:text-box>
        </draw:frame>
        <draw:frame draw:style-name="gr2" draw:text-style-name="P2" draw:layer="layout" svg:width="0.762cm" svg:height="1.09cm" svg:x="12.065cm" svg:y="4.064cm">
          <draw:text-box>
            <text:p><text:span text:style-name="T1">1</text:span></text:p>
          </draw:text-box>
        </draw:frame>
        <draw:frame draw:style-name="gr2" draw:text-style-name="P2" draw:layer="layout" svg:width="0.762cm" svg:height="1.09cm" svg:x="15.794cm" svg:y="1.016cm">
          <draw:text-box>
            <text:p><text:span text:style-name="T1">2</text:span></text:p>
          </draw:text-box>
        </draw:frame>
        <draw:frame draw:style-name="gr2" draw:text-style-name="P2" draw:layer="layout" svg:width="0.762cm" svg:height="1.09cm" svg:x="16.945cm" svg:y="4.471cm">
          <draw:text-box>
            <text:p><text:span text:style-name="T1">3</text:span></text:p>
          </draw:text-box>
        </draw:frame>
        <draw:frame draw:style-name="gr2" draw:text-style-name="P2" draw:layer="layout" svg:width="0.762cm" svg:height="1.09cm" svg:x="16.637cm" svg:y="7.165cm">
          <draw:text-box>
            <text:p><text:span text:style-name="T1">4</text:span></text:p>
          </draw:text-box>
        </draw:frame>
        <draw:frame draw:style-name="gr2" draw:text-style-name="P2" draw:layer="layout" svg:width="0.762cm" svg:height="1.09cm" svg:x="21.082cm" svg:y="2.439cm">
          <draw:text-box>
            <text:p><text:span text:style-name="T1">5</text:span></text:p>
          </draw:text-box>
        </draw:frame>
        <draw:custom-shape draw:style-name="gr8" draw:text-style-name="P1" xml:id="id3" draw:id="id3" draw:layer="layout" svg:width="1.524cm" svg:height="1.524cm" svg:x="12.71cm" svg:y="3.823cm">
          <text:p text:style-name="P3"><text:span text:style-name="T2">a</text:span><text:span text:style-name="T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line" svg:x1="14.253cm" svg:y1="1.283cm" svg:x2="15.619cm" svg:y2="2.141cm" draw:start-shape="id1" draw:start-glue-point="10" draw:end-shape="id2" draw:end-glue-point="5" svg:d="M14253 1283l1366 858" svg:viewBox="0 0 1367 859">
          <text:p/>
        </draw:connector>
        <draw:connector draw:style-name="gr10" draw:text-style-name="P4" draw:layer="layout" draw:type="line" svg:x1="14.03cm" svg:y1="1.822cm" svg:x2="14.011cm" svg:y2="4.046cm" draw:start-shape="id1" draw:start-glue-point="9" draw:end-shape="id3" draw:end-glue-point="11" svg:d="M14030 1822l-19 2224" svg:viewBox="0 0 20 2225">
          <text:p/>
        </draw:connector>
        <draw:connector draw:style-name="gr10" draw:text-style-name="P4" draw:layer="layout" draw:type="line" svg:x1="13.472cm" svg:y1="3.823cm" svg:x2="13.491cm" svg:y2="2.045cm" draw:start-shape="id3" draw:start-glue-point="4" draw:end-shape="id1" draw:end-glue-point="8" svg:d="M13472 3823l19-1778" svg:viewBox="0 0 20 1779">
          <text:p/>
        </draw:connector>
        <draw:connector draw:style-name="gr10" draw:text-style-name="P4" draw:layer="layout" draw:type="line" svg:x1="14.011cm" svg:y1="5.124cm" svg:x2="17.174cm" svg:y2="7.252cm" draw:start-shape="id3" draw:start-glue-point="9" draw:end-shape="id4" draw:end-glue-point="6" svg:d="M14011 5124l3163 2128" svg:viewBox="0 0 3164 2129">
          <text:p/>
        </draw:connector>
        <draw:connector draw:style-name="gr10" draw:text-style-name="P4" draw:layer="layout" draw:type="line" svg:x1="18.698cm" svg:y1="7.252cm" svg:x2="20.699cm" svg:y2="7.029cm" draw:start-shape="id4" draw:start-glue-point="10" draw:end-shape="id5" draw:end-glue-point="7" svg:d="M18698 7252l2001-223" svg:viewBox="0 0 2002 224">
          <text:p/>
        </draw:connector>
        <draw:connector draw:style-name="gr10" draw:text-style-name="P4" draw:layer="layout" draw:type="line" svg:x1="17.778cm" svg:y1="4.3cm" svg:x2="16.697cm" svg:y2="3.219cm" draw:start-shape="id6" draw:start-glue-point="5" draw:end-shape="id2" draw:end-glue-point="9" svg:d="M17778 4300l-1081-1081" svg:viewBox="0 0 1082 1082">
          <text:p/>
        </draw:connector>
        <draw:connector draw:style-name="gr10" draw:text-style-name="P4" draw:layer="layout" draw:type="line" svg:x1="14.234cm" svg:y1="4.585cm" svg:x2="15.619cm" svg:y2="3.219cm" draw:start-shape="id3" draw:start-glue-point="10" draw:end-shape="id2" draw:end-glue-point="7" svg:d="M14234 4585l1385-1366" svg:viewBox="0 0 1386 1367">
          <text:p/>
        </draw:connector>
        <draw:connector draw:style-name="gr10" draw:text-style-name="P4" draw:layer="layout" draw:type="line" svg:x1="16.92cm" svg:y1="2.68cm" svg:x2="19.714cm" svg:y2="2.934cm" draw:start-shape="id2" draw:start-glue-point="10" draw:end-shape="id7" draw:end-glue-point="6" svg:d="M16920 2680l2794 254" svg:viewBox="0 0 2795 255">
          <text:p/>
        </draw:connector>
        <draw:connector draw:style-name="gr10" draw:text-style-name="P4" draw:layer="layout" draw:type="line" svg:x1="19.937cm" svg:y1="3.473cm" svg:x2="18.856cm" svg:y2="4.3cm" draw:start-shape="id7" draw:start-glue-point="7" draw:end-shape="id6" draw:end-glue-point="11" svg:d="M19937 3473l-1081 827" svg:viewBox="0 0 1082 828">
          <text:p/>
        </draw:connector>
        <draw:connector draw:style-name="gr10" draw:text-style-name="P4" draw:layer="layout" draw:type="line" svg:x1="18.317cm" svg:y1="5.601cm" svg:x2="17.936cm" svg:y2="6.49cm" draw:start-shape="id6" draw:start-glue-point="8" draw:end-shape="id4" draw:end-glue-point="4" svg:d="M18317 5601l-381 889" svg:viewBox="0 0 382 890">
          <text:p/>
        </draw:connector>
        <draw:connector draw:style-name="gr10" draw:text-style-name="P4" draw:layer="layout" draw:type="line" svg:x1="18.856cm" svg:y1="5.378cm" svg:x2="20.476cm" svg:y2="6.49cm" draw:start-shape="id6" draw:start-glue-point="9" draw:end-shape="id5" draw:end-glue-point="6" svg:d="M18856 5378l1620 1112" svg:viewBox="0 0 1621 1113">
          <text:p/>
        </draw:connector>
        <draw:connector draw:style-name="gr10" draw:text-style-name="P4" draw:layer="layout" draw:type="line" svg:x1="21.238cm" svg:y1="5.728cm" svg:x2="21.015cm" svg:y2="3.473cm" draw:start-shape="id5" draw:start-glue-point="4" draw:end-shape="id7" draw:end-glue-point="9" svg:d="M21238 5728l-223-2255" svg:viewBox="0 0 224 2256">
          <text:p/>
        </draw:connector>
        <draw:frame draw:style-name="gr2" draw:text-style-name="P2" draw:layer="layout" svg:width="0.762cm" svg:height="1.09cm" svg:x="21.482cm" svg:y="6.839cm">
          <draw:text-box>
            <text:p><text:span text:style-name="T1">6</text:span></text:p>
          </draw:text-box>
        </draw:frame>
        <draw:frame draw:style-name="gr11" draw:text-style-name="P6" draw:layer="layout" svg:width="3.576cm" svg:height="1.183cm" svg:x="3.713cm" svg:y="7.563cm">
          <draw:text-box>
            <text:p text:style-name="P5"><text:span text:style-name="T9">V={</text:span><text:span text:style-name="T10">a</text:span><text:span text:style-name="T9">,</text:span><text:span text:style-name="T11">b</text:span><text:span text:style-name="T9">,</text:span><text:span text:style-name="T12">c</text:span><text:span text:style-name="T9">,</text:span><text:span text:style-name="T5">d</text:span><text:span text:style-name="T9">}</text:span></text:p>
          </draw:text-box>
        </draw:frame>
        <draw:frame draw:style-name="gr12" draw:text-style-name="P7" draw:layer="layout" svg:width="2.551cm" svg:height="1.184cm" svg:x="5.969cm" svg:y="1.143cm">
          <draw:text-box>
            <text:p><text:span text:style-name="T2">a</text:span><text:span text:style-name="T3">b</text:span><text:span text:style-name="T3">b</text:span><text:span text:style-name="T3">b</text:span></text:p>
          </draw:text-box>
        </draw:frame>
        <draw:frame draw:style-name="gr11" draw:text-style-name="P6" draw:layer="layout" svg:width="2.551cm" svg:height="1.183cm" svg:x="16.963cm" svg:y="8.436cm">
          <draw:text-box>
            <text:p text:style-name="P5"><text:span text:style-name="T9">V</text:span><text:span text:style-name="T9">=</text:span><text:span text:style-name="T9">{</text:span><text:span text:style-name="T10">a</text:span><text:span text:style-name="T9">,</text:span><text:span text:style-name="T11">b</text:span><text:span text:style-name="T9">}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1" svg:font-family="'DejaVu Sans'" style:font-pitch="variable"/>
    <style:font-face style:name="Roboto Condensed" svg:font-family="'Roboto Condense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86cm" fo:page-height="9.65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27T12:32:43.832329153</meta:creation-date>
    <dc:date>2019-11-27T13:55:30.116365776</dc:date>
    <meta:editing-duration>PT17M17S</meta:editing-duration>
    <meta:editing-cycles>15</meta:editing-cycles>
    <meta:generator>LibreOffice/6.3.3.2.0$Linux_X86_64 LibreOffice_project/30$Build-2</meta:generator>
    <meta:document-statistic meta:object-count="41"/>
  </office:meta>
</office:document-meta>
</file>